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3e9a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e32118" draw:stroke="none" fo:margin="1.000000000000000pt" style:wrap="biggest" style:wrap-dynamic-threshold="0.000000000000000pt" svg:fill-rule="evenodd"/>
    </style:style>
    <style:style style:name="gr5" style:family="graphic">
      <style:graphic-properties draw:fill="solid" draw:fill-color="#5567e4" draw:stroke="none" fo:margin="1.000000000000000pt" style:wrap="biggest" style:wrap-dynamic-threshold="0.000000000000000pt" svg:fill-rule="evenodd"/>
    </style:style>
    <style:style style:name="gr6" style:family="graphic">
      <style:graphic-properties draw:fill="solid" draw:fill-color="#cccccc" draw:stroke="solid" draw:stroke-linejoin="miter" fo:margin="1.000000000000000pt" style:wrap="biggest" style:wrap-dynamic-threshold="0.000000000000000pt" svg:fill-rule="evenodd" svg:stroke-color="#000000" svg:stroke-opacity="1" svg:stroke-width="3.032567976000000pt"/>
    </style:style>
    <style:style style:name="gr7" style:family="graphic">
      <style:graphic-properties draw:fill="solid" draw:fill-color="#cccccc" draw:stroke="solid" draw:stroke-linejoin="miter" fo:margin="1.000000000000000pt" style:wrap="biggest" style:wrap-dynamic-threshold="0.000000000000000pt" svg:fill-rule="evenodd" svg:stroke-color="#000000" svg:stroke-opacity="1" svg:stroke-width="1.000000000000000pt"/>
    </style:style>
    <style:style style:name="gr8" style:family="graphic">
      <style:graphic-properties draw:fill="solid" draw:fill-color="#cccccc" draw:stroke="none" fo:margin="1.000000000000000pt" style:wrap="biggest" style:wrap-dynamic-threshold="0.000000000000000pt" svg:fill-rule="evenodd"/>
    </style:style>
    <style:style style:name="gr9" style:family="graphic">
      <style:graphic-properties draw:fill="none" draw:stroke="solid" draw:stroke-linejoin="miter" fo:margin="1.000000000000000pt" style:wrap="biggest" style:wrap-dynamic-threshold="0.000000000000000pt" svg:fill-rule="nonzero" svg:stroke-color="#000000" svg:stroke-opacity="1" svg:stroke-width="1.000000000000000pt"/>
    </style:style>
    <style:style style:name="gr10" style:family="graphic">
      <style:graphic-properties draw:fill="solid" draw:fill-color="#000000" draw:stroke="none" fo:margin="1.000000000000000pt" style:wrap="biggest" style:wrap-dynamic-threshold="0.000000000000000pt" svg:fill-rule="nonzero"/>
    </style:style>
    <style:style style:name="gr11" style:family="graphic">
      <style:graphic-properties draw:fill="solid" draw:fill-color="#682900" draw:stroke="solid" draw:stroke-linejoin="miter" fo:margin="1.000000000000000pt" style:wrap="biggest" style:wrap-dynamic-threshold="0.000000000000000pt" svg:fill-rule="evenodd" svg:stroke-color="#000000" svg:stroke-opacity="1" svg:stroke-width="4.023320008000001pt"/>
    </style:style>
    <style:style style:name="gr12" style:family="graphic">
      <style:graphic-properties draw:fill="solid" draw:fill-color="#009200" draw:stroke="solid" draw:stroke-linejoin="miter" fo:margin="1.000000000000000pt" style:wrap="biggest" style:wrap-dynamic-threshold="0.000000000000000pt" svg:fill-rule="evenodd" svg:stroke-color="#000000" svg:stroke-opacity="1" svg:stroke-width="3.570904160000000pt"/>
    </style:style>
    <style:style style:name="gr13" style:family="graphic">
      <style:graphic-properties draw:fill="none" draw:stroke="solid" draw:stroke-linejoin="miter" fo:margin="1.000000000000000pt" style:wrap="biggest" style:wrap-dynamic-threshold="0.000000000000000pt" svg:fill-rule="nonzero" svg:stroke-color="#006800" svg:stroke-opacity="1" svg:stroke-width="3.240000152000000pt"/>
    </style:style>
    <style:style style:name="gr14" style:family="graphic">
      <style:graphic-properties draw:fill="solid" draw:fill-color="#ffd100" draw:stroke="solid" draw:stroke-linejoin="miter" fo:margin="1.000000000000000pt" style:wrap="biggest" style:wrap-dynamic-threshold="0.000000000000000pt" svg:fill-rule="evenodd" svg:stroke-color="#000000" svg:stroke-opacity="1" svg:stroke-width="2.500000000000000pt"/>
    </style:style>
    <style:style style:name="dp2" style:family="drawing-page"/>
  </office:automatic-styles>
  <office:body>
    <office:drawing>
      <draw:page draw:name="page1" draw:id="page1" draw:master-page-name="Default1" draw:style-name="dp2">
        <draw:layer-set>
          <draw:layer draw:name="g771"/>
          <draw:layer draw:name="g699"/>
        </draw:layer-set>
        <draw:g draw:style-name="gr1" draw:id="shape1" svg:y="0.00000000000pt">
          <draw:rect draw:style-name="gr2" draw:id="shape2" draw:name="rect757" draw:layer="g699" svg:width="595.27563200000pt" svg:height="133.22836800000pt" draw:transform="matrix(0.25198410000 0.00000000000 0.00000000000 0.25198410000 0.00000000000pt 0.00000000000pt)"/>
          <draw:rect draw:style-name="gr3" draw:id="shape3" draw:name="rect758" draw:layer="g699" svg:width="595.27558400000pt" svg:height="130.39368800000pt" draw:transform="matrix(0.25198410000 0.00000000000 0.00000000000 0.25198410000 0.00000000000pt 33.57144209701pt)"/>
          <draw:rect draw:style-name="gr4" draw:id="shape4" draw:name="rect759" draw:layer="g699" svg:width="595.27558400000pt" svg:height="133.22834400000pt" draw:transform="matrix(0.25198410000 0.00000000000 0.00000000000 0.25198410000 0.00000000000pt 66.42857216575pt)"/>
          <draw:path draw:style-name="gr5" draw:id="shape5" draw:name="path761" draw:layer="g699" svg:width="212.19715794930pt" svg:height="396.70048703000pt" draw:transform="matrix(0.23518532799 0.00000000000 0.00000000000 0.25198410000 0.00000000000pt 0.00000294201pt)" svg:viewBox="0 0 212 397" svg:d="M0 0L0 396.7L212.197 198.35Z" koffice:nodeTypes="cccc"/>
          <draw:path draw:style-name="gr6" draw:id="shape6" draw:name="path553" draw:layer="g699" svg:width="255.23565441882pt" svg:height="439.73991150797pt" draw:transform="matrix(0.05819809235 0.00000000000 0.00000000000 0.04529742000 65.83744596835pt 40.50388989169pt)" svg:viewBox="0 0 255 440" svg:d="M0 2.27565e-14L0 354.628C0 382.999 14.1793 411.369 42.5388 411.369L99.2578 411.369C113.438 411.369 127.617 439.74 127.617 439.74C127.617 439.74 141.174 411.369 155.977 411.369L212.696 411.369C241.056 411.369 255.236 382.999 255.236 354.628L255.236 0Z" koffice:nodeTypes="cccccccccc"/>
          <draw:g draw:style-name="gr1" draw:id="shape7" draw:name="g639" svg:y="53.31207727201pt">
            <draw:g draw:style-name="gr1" draw:id="shape8" draw:name="g582" svg:y="0.00000000000pt">
              <draw:path draw:style-name="gr7" draw:id="shape9" draw:name="path560" draw:layer="g699" svg:width="58.78739335067pt" svg:height="99.42605741253pt" draw:transform="matrix(0.05849343103 0.00000000000 0.00000000000 0.04529683113 60.71428402459pt 53.34411526685pt)" svg:viewBox="0 0 59 99" svg:d="M28.5388 99.4261C14.148 99.4261 0 85.222 0 71.0187C0 56.3777 0 14.2033 0 0C12.3792 12.4283 70.7386 56.8147 56.5914 71.0187C42.4433 85.222 28.0533 71.0187 28.2961 71.0187C28.5388 71.0187 28.5388 99.4261 28.5388 99.4261Z" koffice:nodeTypes="cccccc"/>
              <draw:path draw:style-name="gr8" draw:id="shape10" draw:name="path580" draw:layer="g699" svg:width="36.68159601778pt" svg:height="89.26271943396pt" draw:transform="matrix(0.05849343103 0.00000000000 0.00000000000 0.04529683113 61.90486175303pt 56.36879738638pt)" svg:viewBox="0 0 37 89" svg:d="M8.06811 4.09726C22.3744 -10.0964 22.3744 18.2918 36.6816 4.09726L22.3744 89.2627C8.49368 86.5948 8.01804 89.2619 0 75.0682C0 60.8729 0 15.5149 8.06811 4.09726Z" koffice:nodeTypes="ccccc"/>
              <draw:path draw:style-name="gr7" draw:id="shape11" draw:name="path579" draw:layer="g699" svg:width="58.78739335067pt" svg:height="99.42605741253pt" draw:transform="matrix(-0.05849343103 0.00000000000 0.00000000000 0.04529683113 85.71422932262pt 53.34410696847pt)" svg:viewBox="0 0 59 99" svg:d="M28.5388 99.4261C14.148 99.4261 0 85.222 0 71.0187C0 56.3777 0 14.2033 0 0C12.3792 12.4283 70.7386 56.8147 56.5914 71.0187C42.4433 85.222 28.0533 71.0187 28.2961 71.0187C28.5388 71.0187 28.5388 99.4261 28.5388 99.4261Z" koffice:nodeTypes="cccccc"/>
              <draw:path draw:style-name="gr8" draw:id="shape12" draw:name="path581" draw:layer="g699" svg:width="36.68159601778pt" svg:height="89.26271943396pt" draw:transform="matrix(-0.05849343103 0.00000000000 0.00000000000 0.04529683113 84.39494976135pt 56.36878107952pt)" svg:viewBox="0 0 37 89" svg:d="M8.06811 4.09726C22.3744 -10.0964 22.3744 18.2918 36.6816 4.09726L22.3744 89.2627C8.49368 86.5948 8.01804 89.2619 0 75.0682C0 60.8729 0 15.5149 8.06811 4.09726Z" koffice:nodeTypes="ccccc"/>
              <draw:path draw:style-name="gr7" draw:id="shape13" draw:name="path577" draw:layer="g699" svg:width="170.15643597176pt" svg:height="127.11174637500pt" draw:transform="matrix(0.05849343103 0.00000000000 0.00000000000 0.04529683113 74.80799740669pt 56.55430321126pt)" svg:viewBox="0 0 170 127" svg:d="M28.3595 127.112C28.3587 112.993 0 84.7477 0 70.6209C0 56.4942 28.3595 84.7477 85.0784 84.7477C141.797 84.7477 170.157 14.1235 155.977 0C170.156 28.2487 170.156 56.4942 170.156 70.6209C170.156 98.8664 141.797 127.112 85.0784 127.112C56.7189 127.112 42.538 127.112 28.3595 127.112Z" koffice:nodeTypes="ccccccc"/>
              <draw:path draw:style-name="gr7" draw:id="shape14" draw:name="path578" draw:layer="g699" svg:width="170.15643597176pt" svg:height="127.11174637500pt" draw:transform="matrix(-0.05849343103 0.00000000000 0.00000000000 0.04529683113 71.49181361911pt 56.55430321126pt)" svg:viewBox="0 0 170 127" svg:d="M28.3595 127.112C28.3587 112.993 0 84.7477 0 70.6209C0 56.4942 28.3595 84.7477 85.0784 84.7477C141.797 84.7477 170.157 14.1235 155.977 0C170.156 28.2487 170.156 56.4942 170.156 70.6209C170.156 98.8664 141.797 127.112 85.0784 127.112C56.7189 127.112 42.538 127.112 28.3595 127.112Z" koffice:nodeTypes="ccccccc"/>
              <draw:path draw:style-name="gr8" draw:id="shape15" draw:name="path572" draw:layer="g699" svg:width="28.69708546286pt" svg:height="70.72985745127pt" draw:transform="matrix(-0.05849343103 0.00000000000 0.00000000000 0.04529683113 71.49181829858pt 59.76419973398pt)" svg:viewBox="0 0 29 71" svg:d="M28.6971 42.4398C28.6971 28.2972 0 14.1474 0 0L0 70.7299L28.6971 70.7299Z" koffice:nodeTypes="ccccc"/>
              <draw:path draw:style-name="gr8" draw:id="shape16" draw:name="path571" draw:layer="g699" svg:width="28.69708546286pt" svg:height="70.72985745127pt" draw:transform="matrix(0.05849343103 0.00000000000 0.00000000000 0.04529683113 74.80798310813pt 59.76413813029pt)" svg:viewBox="0 0 29 71" svg:d="M28.6971 42.4398C28.6971 28.2972 0 14.1474 0 0L0 70.7299L28.6971 70.7299Z" koffice:nodeTypes="ccccc"/>
              <draw:path draw:style-name="gr7" draw:id="shape17" draw:name="path565" draw:layer="g699" svg:width="113.77291718230pt" svg:height="67.64554752239pt" draw:transform="matrix(0.05849343103 0.00000000000 0.00000000000 0.04529683113 69.83374529955pt 61.69014489510pt)" svg:viewBox="0 0 114 68" svg:d="M0 0C0 14.2361 113.773 14.2361 113.773 0C113.773 14.2361 113.773 42.7243 113.773 56.9685C113.773 71.2046 0 71.2046 0 56.9685C0 42.7243 0 14.2361 0 0Z" koffice:nodeTypes="ccccc"/>
              <draw:path draw:style-name="gr9" draw:id="shape18" draw:name="path554" draw:layer="g699" svg:width="375.45609234963pt" svg:height="128.21501605909pt" draw:transform="matrix(0.05849343103 0.00000000000 0.00000000000 0.04529683113 62.16108807272pt 56.36880093698pt)" svg:viewBox="0 0 375 128" svg:d="M31.9352 4.09506C17.7718 18.2798 17.7718 -10.0904 3.60932 4.09506C-10.554 18.2798 17.7726 89.2057 74.4244 89.2057C131.076 89.2057 159.403 60.8355 159.403 75.0202C159.403 89.2057 131.076 103.391 131.076 117.576C131.076 131.761 244.38 131.761 244.38 117.576C244.38 103.391 216.054 89.2057 216.054 75.0202C216.054 60.8355 244.38 89.2057 301.032 89.2057C357.683 89.2057 386.01 18.2798 371.847 4.09506C357.684 -10.0904 357.684 18.2798 343.521 4.09506" koffice:nodeTypes="cccccccccc"/>
            </draw:g>
            <draw:path draw:style-name="gr10" draw:id="shape19" draw:name="path600" draw:layer="g699" svg:width="3.01762581333pt" svg:height="39.05682638400pt" draw:transform="matrix(0.04944464154 -0.02002168613 0.02158483639 0.03599758789 82.51402098350pt 59.82796721186pt)" svg:viewBox="0 0 3 39" svg:d="M0 39.0568L0 0L3.01763 0L3.01763 39.0568Z" koffice:nodeTypes="ccccc"/>
            <draw:path draw:style-name="gr10" draw:id="shape20" draw:name="path601" draw:layer="g699" svg:width="20.23106355200pt" svg:height="40.74918476488pt" draw:transform="matrix(0.05110500933 -0.01697425690 0.01829948877 0.03720639484 81.47722605942pt 60.25156158048pt)" svg:viewBox="0 0 20 41" svg:d="M17.2017 26.2577L20.2311 27.5793C19.5946 31.8589 18.4513 35.1297 16.797 37.3867C15.1532 39.6302 13.1392 40.7492 10.7552 40.7492C8.28827 40.7492 6.27916 39.887 4.72868 38.1667C3.18947 36.4281 2.01474 33.919 1.20208 30.6434C0.39989 27.3631 0 23.8403 0 20.0791C0 15.9733 0.452994 12.3995 1.35898 9.35366C2.27543 6.28947 3.57005 3.96781 5.24604 2.39026C6.9325 0.798347 8.78391 0 10.8027 0C13.0918 0 15.0172 1.00491 16.5789 3.00915C18.1399 5.01818 19.2269 7.83991 19.8392 11.4775L16.8581 12.6842C16.3279 9.81703 15.5587 7.72985 14.5489 6.42266C13.5391 5.11468 12.2687 4.46388 10.7391 4.46388C8.98103 4.46388 7.5078 5.18806 6.32181 6.638C5.14708 8.09193 4.31914 10.0419 3.83959 12.496C3.36246 14.9365 3.12268 17.4552 3.12268 20.0512C3.12268 23.4001 3.40269 26.3311 3.9643 28.8402C4.53718 31.3317 5.42145 33.194 6.6179 34.4326C7.81677 35.6664 9.11138 36.2861 10.505 36.2861C12.2019 36.2861 13.6373 35.4415 14.8152 33.7579C15.99 32.0742 16.7865 29.5747 17.2017 26.2577Z" koffice:nodeTypes="ccccccccccccccccccccccc"/>
            <draw:path draw:style-name="gr10" draw:id="shape21" draw:name="path602" draw:layer="g699" svg:width="3.01762581333pt" svg:height="39.05682638400pt" draw:transform="matrix(0.05278588230 -0.01304592874 0.01406445399 0.03843014994 81.23596178587pt 60.40299400885pt)" svg:viewBox="0 0 3 39" svg:d="M0 39.0568L0 0L3.01763 0L3.01763 39.0568Z" koffice:nodeTypes="ccccc"/>
            <draw:path draw:style-name="gr10" draw:id="shape22" draw:name="path603" draw:layer="g699" svg:width="18.06565976889pt" svg:height="39.05682638400pt" draw:transform="matrix(0.05491775882 -0.00389017957 0.00419389931 0.03998226603 80.16336433268pt 60.53862221146pt)" svg:viewBox="0 0 18 39" svg:d="M7.50966 39.0568L7.50966 4.61027L0 4.61027L0 0L18.0657 0L18.0657 4.61027L10.5239 4.61027L10.5239 39.0568Z" koffice:nodeTypes="ccccccccc"/>
            <draw:path draw:style-name="gr10" draw:id="shape23" draw:name="path604" draw:layer="g699" svg:width="18.22469688889pt" svg:height="40.74918476488pt" draw:transform="matrix(0.05512143251 0.00000000000 0.00000000000 0.04013052449 79.15003664979pt 60.56415252078pt)" svg:viewBox="0 0 18 41" svg:d="M0 27.4142L2.85928 26.9875C2.99291 28.955 3.30765 30.5788 3.79467 31.8501C4.29617 33.1071 5.06653 34.1247 6.10576 34.9143C7.1482 35.6847 8.32025 36.07 9.62109 36.07C10.7754 36.07 11.7961 35.7765 12.6808 35.1847C13.5663 34.5929 14.2215 33.7858 14.6506 32.7625C15.0877 31.7257 15.3067 30.5972 15.3067 29.3769C15.3067 28.1431 15.0982 27.0648 14.6796 26.1524C14.2642 25.2209 13.5768 24.4409 12.6196 23.8124C12.0038 23.4001 10.6474 22.7668 8.54484 21.9047C6.43902 21.0282 4.96752 20.2027 4.1231 19.4323C3.02994 18.4457 2.21449 17.2303 1.67113 15.7755C1.14065 14.308 0.876621 12.6699 0.876621 10.8578C0.876621 8.86715 1.20425 7.01445 1.8603 5.29413C2.51556 3.55547 3.47267 2.23872 4.73327 1.34387C5.99145 0.449818 7.39292 0 8.93364 0C10.6313 0 12.1238 0.472947 13.4166 1.42203C14.7174 2.35756 15.7164 3.73413 16.4151 5.5645C17.1106 7.39009 17.4865 9.45893 17.5397 11.771L14.6345 12.1475C14.4775 9.65673 13.947 7.77531 13.0406 6.50481C12.1455 5.22953 10.8181 4.59628 9.05922 4.59628C7.22548 4.59628 5.88761 5.17928 5.0448 6.3445C4.21325 7.49138 3.79467 8.87672 3.79467 10.5093C3.79467 11.9226 4.09331 13.0878 4.68497 14.005C5.26858 14.9182 6.78838 15.8585 9.24517 16.8267C11.7132 17.7758 13.4061 18.606 14.3206 19.3262C15.6528 20.3814 16.6389 21.7252 17.2732 23.3586C17.9075 24.9689 18.2247 26.8312 18.2247 28.9463C18.2247 31.0422 17.8753 33.0241 17.1798 34.8864C16.4819 36.7351 15.4765 38.1755 14.1652 39.2171C12.8652 40.2356 11.3961 40.7492 9.76277 40.7492C7.68915 40.7492 5.9512 40.226 4.54651 39.1892C3.14988 38.1484 2.05189 36.5884 1.24933 34.5108C0.458032 32.414 0.0426638 30.0517 0 27.4142Z" koffice:nodeTypes="cccccccccccccccccccccccccccccccccccc"/>
            <draw:path draw:style-name="gr10" draw:id="shape24" draw:name="path605" draw:layer="g699" svg:width="17.79101016889pt" svg:height="40.40582414400pt" draw:transform="matrix(0.05506438183 0.00206087769 -0.00222177793 0.04008898676 77.87892711823pt 60.54335730658pt)" svg:viewBox="0 0 18 40" svg:d="M14.7965 0L17.791 0L17.791 22.9524C17.791 26.9477 17.5325 30.1156 17.0187 32.465C16.5026 34.8145 15.5736 36.7289 14.2247 38.2092C12.8869 39.6701 11.1284 40.4058 8.9476 40.4058C6.82801 40.4058 5.09496 39.7626 3.74924 38.4817C2.40114 37.1961 1.44036 35.3468 0.863742 32.9234C0.286323 30.4855 0 27.1607 0 22.9524L0 0L2.99128 0L2.99128 22.9242C2.99128 26.3744 3.17262 28.9224 3.53371 30.5691C3.90195 32.1925 4.52868 33.45 5.41389 34.3337C6.30945 35.2213 7.39907 35.6611 8.68673 35.6611C10.8858 35.6611 12.4551 34.7871 13.3928 33.0343C14.3281 31.2815 14.7965 27.9101 14.7965 22.9242Z" koffice:nodeTypes="cccccccccccccccccc"/>
            <draw:path draw:style-name="gr10" draw:id="shape25" draw:name="path606" draw:layer="g699" svg:width="12.04236683444pt" svg:height="40.40582414400pt" draw:transform="matrix(0.05512143251 0.00000000000 0.00000000000 0.04013052449 76.64999030109pt 60.50060837811pt)" svg:viewBox="0 0 12 40" svg:d="M0.00235798 28.4553L2.61487 27.8032C2.68648 30.8377 2.99986 32.9185 3.55809 34.0378C4.11401 35.157 4.88629 35.7166 5.8734 35.7166C6.59948 35.7166 7.22701 35.4207 7.75444 34.8241C8.28264 34.209 8.64684 33.3857 8.84549 32.3541C9.04491 31.3088 9.14424 29.6444 9.14424 27.369L9.14424 0L12.0424 0L12.0424 27.0731C12.0424 30.3978 11.8183 32.9692 11.3694 34.796C10.9313 36.618 10.2299 38.0106 9.26358 38.9674C8.30805 39.925 7.18081 40.4058 5.8888 40.4058C3.96618 40.4058 2.49245 39.4024 1.46531 37.3955C0.450482 35.3926 -0.0384506 32.4096 0.00235798 28.4553Z" koffice:nodeTypes="ccccccccccccccc"/>
            <draw:path draw:style-name="gr10" draw:id="shape26" draw:name="path607" draw:layer="g699" svg:width="17.97600800000pt" svg:height="39.05682638400pt" draw:transform="matrix(0.05512143251 0.00000000000 0.00000000000 0.04529742000 73.82952636583pt 62.49532526801pt)" svg:viewBox="0 0 18 39" svg:d="M0 39.0568L0 34.26L11.6466 9.2482C12.4725 7.47034 13.2584 5.9241 14.0051 4.61027L1.31832 4.61027L1.31832 0L17.6027 0L17.6027 4.61027L4.83837 31.7051L3.45689 34.4513L17.976 34.4513L17.976 39.0568Z" koffice:nodeTypes="ccccccccccccc"/>
            <draw:path draw:style-name="gr10" draw:id="shape27" draw:name="path618" draw:layer="g699" svg:width="3.01762581333pt" svg:height="39.05682638400pt" draw:transform="matrix(0.05420597576 0.00822120995 -0.01000420927 0.04454512045 65.09097733428pt 60.32555246038pt)" svg:viewBox="0 0 3 39" svg:d="M0 39.0568L0 0L3.01763 0L3.01763 39.0568Z" koffice:nodeTypes="ccccc"/>
            <draw:path draw:style-name="gr10" draw:id="shape28" draw:name="path619" draw:layer="g699" svg:width="17.84991416889pt" svg:height="39.05682638400pt" draw:transform="matrix(0.04855823379 0.02143668693 -0.02608583209 0.03990394680 63.95073455973pt 59.81513562206pt)" svg:viewBox="0 0 18 39" svg:d="M0 39.0568L0 0L3.0759 0L14.9748 30.664L14.9748 0L17.8499 0L17.8499 39.0568L14.774 39.0568L2.87275 8.36599L2.87275 39.0568Z" koffice:nodeTypes="ccccccccccc"/>
            <draw:path draw:style-name="gr10" draw:id="shape29" draw:name="path620" draw:layer="g699" svg:width="17.79101016889pt" svg:height="40.40582414400pt" draw:transform="matrix(0.03901533578 0.03199836927 -0.03893811066 0.03206183096 63.22571820974pt 59.15632028060pt)" svg:viewBox="0 0 18 40" svg:d="M14.7973 0L17.791 0L17.791 22.9524C17.791 26.9477 17.5333 30.1156 17.0195 32.465C16.5034 34.8145 15.5736 36.7289 14.2255 38.2092C12.8877 39.6701 11.1284 40.4058 8.9484 40.4058C6.83119 40.4058 5.09576 39.7626 3.75004 38.4817C2.40193 37.1961 1.44036 35.3468 0.863742 32.9234C0.287119 30.4855 0 27.1607 0 22.9524L0 0L2.99446 0L2.99446 22.9242C2.99446 26.3744 3.17342 28.9224 3.5345 30.5691C3.90274 32.1925 4.53186 33.45 5.41708 34.3337C6.30945 35.2213 7.39986 35.6611 8.68752 35.6611C10.889 35.6611 12.4559 34.7871 13.3936 33.0343C14.3281 31.2815 14.7973 27.9101 14.7973 22.9242Z" koffice:nodeTypes="cccccccccccccccccc"/>
            <draw:path draw:style-name="gr10" draw:id="shape30" draw:name="path623" draw:layer="g699" svg:width="18.62586021053pt" svg:height="39.05682638400pt" draw:transform="matrix(0.05510032101 0.00125318891 -0.00152497798 0.04528007109 65.63765500866pt 60.43228205395pt)" svg:viewBox="0 0 19 39" svg:d="M0 39.0568L0 0L7.76084 0C9.51214 0 10.85 0.186561 11.7727 0.558892C13.0631 1.07747 14.1648 2.00948 15.0749 3.35968C16.2654 5.09722 17.1494 7.32963 17.734 10.0435C18.3296 12.7446 18.6259 15.8363 18.6259 19.3146C18.6259 22.2837 18.4263 24.9122 18.0255 27.2039C17.627 29.4956 17.1154 31.396 16.4888 32.9051C15.8647 34.3968 15.1771 35.5786 14.4294 36.4473C13.6928 37.2979 12.7961 37.9477 11.7419 38.3936C10.6955 38.8347 9.49155 39.0568 8.12995 39.0568ZM2.9822 34.4513L7.79173 34.4513C9.2761 34.4513 10.4405 34.2102 11.2801 33.728C12.13 33.2505 12.8064 32.573 13.3102 31.7051C14.0151 30.4774 14.5633 28.8363 14.9545 26.7762C15.353 24.698 15.5526 22.1841 15.5526 19.2379C15.5526 15.1502 15.1645 12.0174 14.385 9.83002C13.6167 7.62923 12.6781 6.15651 11.5708 5.41026C10.7739 4.87825 9.48917 4.61027 7.71569 4.61027L2.9822 4.61027Z" koffice:nodeTypes="cccccccccccccccccccccccc"/>
            <draw:path draw:style-name="gr10" draw:id="shape31" draw:name="path626" draw:layer="g699" svg:width="21.59130480762pt" svg:height="39.05682638400pt" draw:transform="matrix(0.05512143251 0.00000000000 0.00000000000 0.04529742000 66.73492572086pt 60.44373445223pt)" svg:viewBox="0 0 22 39" svg:d="M0 39.0568L8.86057 0L12.1483 0L21.5913 39.0568L18.1129 39.0568L15.4222 27.2308L5.77482 27.2308L3.24231 39.0568ZM6.6582 23.0205L14.4796 23.0205L12.0704 12.2039C11.3371 8.91618 10.792 6.21975 10.4343 4.10592C10.139 6.60631 9.72529 9.09326 9.19072 11.5628Z" koffice:nodeTypes="ccccccccccccccc"/>
            <draw:path draw:style-name="gr10" draw:id="shape32" draw:name="path629" draw:layer="g699" svg:width="18.62427607579pt" svg:height="39.05682638400pt" draw:transform="matrix(0.05512143251 0.00000000000 0.00000000000 0.04529742000 68.04125957429pt 60.44373445223pt)" svg:viewBox="0 0 19 39" svg:d="M0 39.0568L0 0L7.75972 0C9.51173 0 10.8487 0.186561 11.7722 0.558892C13.0625 1.07747 14.1634 2.00948 15.0735 3.35968C16.2616 5.09722 17.1479 7.32963 17.7324 10.0435C18.328 12.7446 18.6243 15.8363 18.6243 19.3146C18.6243 22.2837 18.4255 24.9122 18.0239 27.2039C17.6255 29.4956 17.1138 31.396 16.4873 32.9051C15.8632 34.3968 15.1757 35.5786 14.4288 36.4473C13.6914 37.2979 12.7948 37.9477 11.7406 38.3936C10.6943 38.8347 9.49035 39.0568 8.12961 39.0568ZM2.98128 34.4513L7.79061 34.4513C9.2757 34.4513 10.44 34.2102 11.2788 33.728C12.1287 33.2505 12.8051 32.573 13.3064 31.7051C14.0137 30.4774 14.5618 28.8363 14.95 26.7762C15.3515 24.698 15.5511 22.1841 15.5511 19.2379C15.5511 15.1502 15.163 12.0174 14.3836 9.83002C13.6153 7.62923 12.6768 6.15651 11.5703 5.41026C10.7727 4.87825 9.48481 4.61027 7.71457 4.61027L2.98128 4.61027Z" koffice:nodeTypes="cccccccccccccccccccccccc"/>
            <draw:path draw:style-name="gr10" draw:id="shape33" draw:name="path632" draw:layer="g699" svg:width="17.74560079059pt" svg:height="39.05682638400pt" draw:transform="matrix(0.05512143251 0.00000000000 0.00000000000 0.04529742000 71.59225766296pt 62.49532526801pt)" svg:viewBox="0 0 18 39" svg:d="M0 39.0568L0 0L8.77104 0C10.3142 0 11.4912 0.127272 12.3053 0.372331C13.4479 0.695651 14.4059 1.30514 15.1767 2.21422C15.9482 3.10118 16.5653 4.35098 17.0304 5.96995C17.5069 7.58417 17.7456 9.36203 17.7456 11.2988C17.7456 14.6181 17.1146 17.4324 15.8591 19.7422C14.6004 22.0339 12.3274 23.1794 9.03913 23.1794L3.07734 23.1794L3.07734 39.0568ZM3.07734 18.5691L9.08817 18.5691C11.0743 18.5691 12.4867 17.9509 13.3204 16.7051C14.1566 15.464 14.5734 13.713 14.5734 11.4577C14.5734 9.82132 14.3242 8.43002 13.8297 7.27508C13.3425 6.10196 12.6984 5.32884 11.8942 4.95572C11.3743 4.7241 10.4196 4.61027 9.02279 4.61027L3.07734 4.61027Z" koffice:nodeTypes="ccccccccccccccccccccc"/>
            <draw:path draw:style-name="gr10" draw:id="shape34" draw:name="path635" draw:layer="g699" svg:width="21.59130480762pt" svg:height="39.05682638400pt" draw:transform="matrix(0.05512143251 0.00000000000 0.00000000000 0.04529742000 72.62320483955pt 62.49532526801pt)" svg:viewBox="0 0 22 39" svg:d="M0 39.0568L8.86057 0L12.1483 0L21.5913 39.0568L18.1138 39.0568L15.4222 27.2308L5.77482 27.2308L3.24231 39.0568ZM6.65577 23.0205L14.4764 23.0205L12.0704 12.2039C11.3371 8.91618 10.7888 6.21975 10.4343 4.10592C10.139 6.60631 9.72529 9.09326 9.19072 11.5628Z" koffice:nodeTypes="ccccccccccccccc"/>
            <draw:path draw:style-name="gr10" draw:id="shape35" draw:name="path638" draw:layer="g699" svg:width="21.59130480762pt" svg:height="39.05682638400pt" draw:transform="matrix(0.04078611180 -0.02464967823 0.03020434016 0.03328540487 82.54901591775pt 59.79553311598pt)" svg:viewBox="0 0 22 39" svg:d="M0 39.0568L8.86057 0L12.1483 0L21.5913 39.0568L18.1129 39.0568L15.4222 27.2308L5.77482 27.2308L3.24149 39.0568ZM6.65577 23.0205L14.4764 23.0205L12.0704 12.2039C11.3339 8.91618 10.7888 6.21975 10.4343 4.10592C10.139 6.60631 9.72529 9.09326 9.19072 11.5628Z" koffice:nodeTypes="ccccccccccccccc"/>
          </draw:g>
          <draw:path draw:style-name="gr11" draw:id="shape36" draw:name="path668" draw:layer="g699" svg:width="122.41449711850pt" svg:height="339.19822896991pt" draw:transform="matrix(0.03597210546 0.00000000000 0.00000000000 0.03623793600 71.12831189851pt 45.86852605268pt)" svg:viewBox="0 0 122 339" svg:d="M52.6232 88.5683C52.675 114.951 68.4997 193.901 22.5526 316.585C19.1511 325.489 28.1903 329.775 35.7083 331.66C43.2256 333.545 46.9846 324.123 46.9846 322.238C46.9846 320.354 48.8641 337.314 56.3814 335.429C63.8994 333.545 71.4167 322.238 71.4167 322.238C71.4167 322.238 75.1757 339.198 84.5725 339.198C93.9692 339.198 93.9692 318.469 93.9692 318.469C93.9692 320.354 100.485 336.262 108.002 336.262C115.52 336.262 127.1 329.252 120.411 317.742C72.6593 237.141 75.1749 103.644 75.1749 88.5683C75.1749 73.4927 97.3492 46.1015 119.404 45.4445L110.884 32.0358C105.33 33.7443 98.6892 34.9718 87.4129 44.3938C76.1366 53.8157 69.5372 64.0707 69.5372 64.0707L69.5372 0L50.7436 0L52.6232 58.4179C52.6232 58.4179 46.1977 50.8645 36.5855 42.4676C27.4864 34.5181 11.0688 35.1063 0.960906 36.7716L0 49.5665C11.9467 52.0656 27.1887 47.1114 34.7067 58.4179C44.1035 67.8398 52.5952 75.4301 52.6232 88.5683Z" koffice:nodeTypes="ccccccccccccccccccccccc"/>
          <draw:path draw:style-name="gr12" draw:id="shape37" draw:name="path670" draw:layer="g699" svg:width="251.73831148614pt" svg:height="143.39851387367pt" draw:transform="matrix(0.04974872000 0.00000000000 0.00000000000 0.03729123691 67.01809729883pt 42.81213523961pt)" svg:viewBox="0 0 252 143" svg:d="M22.735 97.2086C22.735 96.9867 22.735 96.764 22.735 96.5421C22.735 98.1251 22.6814 97.4241 23.4011 94.5409C24.0223 92.2593 25.3257 90.1163 26.7297 88.5381C29.1605 87.7258 32.6794 88.5806 35.3836 87.8708C37.2051 85.2528 40.0436 91.2891 40.0436 87.2035C43.5162 86.9543 43.561 83.5512 44.7036 81.868C47.9451 81.4675 48.6719 77.51 51.3609 79.8677C53.5646 80.9131 51.6856 79.2003 55.3557 79.2003C57.5249 79.7315 58.6587 81.0589 60.6809 79.8669C61.1766 77.5829 61.7995 74.8455 62.0122 71.8637C61.0711 69.9763 61.347 66.1085 61.347 63.1925C63.1652 60.7635 66.354 65.176 69.3348 64.5263C70.1488 61.6728 72.6499 61.7497 71.3322 59.1909C71.0859 55.9808 70.4686 53.9813 71.3322 50.5205C72.3828 47.5531 73.9132 47.6308 76.6574 45.8516C77.5314 43.2263 76.5599 41.0208 77.3235 37.8476C80.4426 37.7555 80.3875 36.9408 80.6521 33.8461C81.6596 31.7143 82.9373 29.5553 84.6461 27.8433C86.2196 25.9351 88.0867 26.1233 89.306 23.1744C90.3519 20.554 90.3543 19.3683 93.3 18.5055C95.4556 17.4889 97.1644 17.3752 98.626 15.837C100.011 13.3888 101.163 11.4421 103.286 8.5004C105.389 7.08083 115.469 9.83426 118.597 9.83426C120.291 7.69608 122.912 4.33941 124.588 3.16418C127.457 1.62925 128.555 1.1638 132.576 1.1638C136.005 2.18121 137.44 3.40211 141.231 2.49765C142.776 0.329841 144.282 -0.678762 147.887 0.496472C150.633 2.27574 152.163 2.19804 153.213 5.16536C154.77 8.8625 154.42 10.1259 158.54 10.5016C162.683 10.6498 163.104 11.6568 165.862 13.8358C170.059 15.6383 169.856 14.6225 169.856 18.5047C172.831 18.5047 173.096 18.1522 173.185 21.1732C175.019 21.7444 177.108 23.3507 178.511 24.5075C180.184 26.443 180.613 27.6551 184.502 27.8425C187.374 26.6344 188.3 26.6441 188.496 23.1736C190.695 22.3869 191.065 20.2616 191.824 17.8382C193.511 15.527 194.603 15.1697 198.481 15.1697C201.903 16.5901 201.791 18.0281 201.145 21.1732C203.274 21.6147 204.154 21.3647 204.474 23.841C205.598 25.7204 205.304 27.9667 203.807 29.1764C205.512 30.4325 206.501 32.5859 207.136 35.1791C206.008 37.0633 206.699 39.8328 207.136 41.8492C209.464 43.0156 210.667 44.0995 213.793 45.1842C215.378 46.5301 218.749 47.9409 221.781 48.5193C225.364 48.0338 226.547 48.0642 229.77 49.8531C231.436 52.2509 231.557 55.2775 233.099 56.5232C234.838 57.9997 237.751 58.6454 239.09 60.5248C241.311 62.151 241.963 63.9543 245.081 64.5263C246.257 66.3112 248.787 69.2497 249.741 71.1964C250.494 73.3546 250.83 77.1351 251.738 79.8669C251.738 82.98 251.738 86.0923 251.738 89.2047C251.612 92.6526 251.073 94.7452 251.073 98.5424C250.481 100.453 249.741 101.186 249.741 103.878C248.476 106.703 247.398 109.077 245.747 111.216C244.995 114.608 243.769 116.201 242.418 119.219C242.46 122.72 243.084 124.27 243.084 127.89C241.637 130.045 239.975 131.612 237.093 133.226C234.914 135.779 233.6 136.771 233.099 140.562C231.847 142.729 231.945 142.563 229.105 142.563C225.747 142.563 222.856 142.864 219.785 143.23C217.083 143.23 216.075 143.516 214.459 141.896C211.27 140.451 208.586 140.366 205.139 141.229C203.279 139.952 202.534 139.229 199.148 139.229C196.62 139.571 194.378 139.896 191.159 139.896C189.164 137.66 188.042 137.228 184.502 137.228C182.618 138.171 178.758 137.895 175.848 137.895C172.792 137.06 172.399 135.788 171.187 133.226C169.104 132.237 168.281 130.791 165.196 130.558C162.287 130.558 158.426 130.834 156.543 129.891C154.365 129.629 152.076 129.068 150.551 127.89C149.306 126.056 147.72 124.467 145.891 123.22C142.934 123.22 141.203 123.505 139.899 121.886C137.716 120.159 135.989 117.429 133.243 115.884C130.794 113.937 129.136 112.747 127.917 109.214C127.917 106.055 128.54 105.309 125.254 105.212C123.051 107.465 122.049 107.88 117.931 107.88C115.221 107.88 112.39 107.866 110.609 107.214C107.665 105.54 106.589 104.8 103.286 104.545C101.219 105.863 98.4821 107.386 95.2973 107.88C92.5747 109.455 90.95 109.786 89.9713 112.55C87.4566 114.606 85.9822 115.816 82.6487 117.218C80.7969 118.987 79.0298 119.294 77.9887 122.554C77.3554 125.251 76.6574 126.855 76.6574 130.558C77.1292 134.056 76.9461 135.554 75.3261 138.562C73.934 140.552 71.5225 141.526 69.3348 143.23C66.0437 143.626 65.6983 143.379 63.3435 141.896C60.9983 141.113 58.3333 140.47 55.3549 139.896C51.7599 139.202 50.5438 138.324 48.6975 136.561L55.3549 139.896C51.7599 139.202 50.5438 138.324 48.6975 136.561C44.6484 133.691 43.8496 132.237 39.3776 131.892C35.2213 131.94 33.4374 132.147 32.721 135.894C35.0886 136.526 33.208 137.94 32.055 138.562C30.3934 140.045 27.7284 141.259 25.3976 141.896C24.3358 142.96 24.5405 141.014 22.735 140.562C19.978 139.086 18.825 137.978 16.0777 137.228C14.732 134.848 13.2119 133.002 11.4177 130.558C10.0312 128.299 8.71352 127.482 6.75773 125.222C5.82302 123.817 3.43226 123.757 2.09855 122.554C1.29817 120.149 -0.435331 115.689 0.101191 113.216C1.44369 111.946 2.2057 107.414 4.09511 106.546C6.78732 104.523 7.80119 106.368 11.4185 106.546C14.8239 106.546 6.72815 101.171 10.0872 101.211C13.2215 100.677 13.5949 99.1321 14.7463 97.2086C17.4098 97.2086 20.0724 97.2086 22.735 97.2086Z" koffice:nodeTypes="cccccccccccccccccccccccccccccccccccccccccccccccccccccccccccccccccccccccccccccccccccccccccccccccccccccccccc"/>
          <draw:path draw:style-name="gr13" draw:id="shape38" draw:name="path671" draw:layer="g699" svg:width="23.62823234783pt" svg:height="11.97761045333pt" draw:transform="matrix(0.04974872000 0.00000000000 0.00000000000 0.04529742000 71.03248287627pt 44.16209838836pt)" svg:viewBox="0 0 24 12" svg:d="M0 0C0.711928 0.569868 3.79803 1.99653 6.75116 1.99653C9.9751 2.57839 10.6781 3.76768 11.4768 6.65458C13.2396 7.69681 14.3553 7.98534 17.5525 7.98534C21.087 8.68149 21.057 9.75329 23.6282 11.9776" koffice:nodeTypes="ccccc"/>
          <draw:path draw:style-name="gr13" draw:id="shape39" draw:name="path672" draw:layer="g699" svg:width="29.94402613333pt" svg:height="3.99200400000pt" draw:transform="matrix(0.04974872000 0.00000000000 0.00000000000 0.04529742000 70.07157639973pt 45.70079738886pt)" svg:viewBox="0 0 30 4" svg:d="M0 3.32707C1.44825 3.53966 6.51711 3.992 9.98108 3.992C12.645 2.45434 13.907 1.4026 15.9699 0C19.1213 0 20.2219 0.288511 21.9595 1.33067C23.6419 1.89171 27.5958 2.1003 29.279 2.66134C29.279 3.54845 29.0569 3.32707 29.944 3.32707" koffice:nodeTypes="cccccc"/>
          <draw:path draw:style-name="gr13" draw:id="shape40" draw:name="path673" draw:layer="g699" svg:width="18.30566211368pt" svg:height="5.98880522667pt" draw:transform="matrix(0.04974872000 0.00000000000 0.00000000000 0.04529742000 71.36384915045pt 45.09739951652pt)" svg:viewBox="0 0 18 6" svg:d="M0 5.98881C0.051041 5.96882 2.55362 4.43346 4.57642 3.99227C6.80259 2.41295 9.24549 1.64326 11.7677 0.664979C13.4301 0.297322 17.3445 0.306913 18.3057 0" koffice:nodeTypes="cccc"/>
          <draw:path draw:style-name="gr13" draw:id="shape41" draw:name="path674" draw:layer="g699" svg:width="34.27442090690pt" svg:height="27.13535376542pt" draw:transform="matrix(0.04974872000 0.00000000000 0.00000000000 0.04529742000 72.98744235919pt 44.90474625752pt)" svg:viewBox="0 0 34 27" svg:d="M0.000911355 0.252286C0.000911355 0.471225 0.000911355 0.689376 0.000911355 0.908316C0.000911355 -0.924315 -0.0814217 0.0490975 1.31903 3.53086C2.01095 6.74249 2.86199 9.45796 3.95527 12.0545C5.89881 15.0709 7.16785 16.4231 9.88722 17.9557C12.2139 19.7796 13.9754 21.6761 16.4786 22.5455C18.2218 24.0915 20.5208 25.3681 23.0692 26.4801C26.4504 26.4801 29.0526 27.0204 32.2968 27.1354C32.9563 27.1354 33.6158 27.1354 34.2744 27.1354" koffice:nodeTypes="ccccccccc"/>
          <draw:path draw:style-name="gr13" draw:id="shape42" draw:name="path676" draw:layer="g699" svg:width="19.96428717449pt" svg:height="26.41424837930pt" draw:transform="matrix(0.04974872000 0.00000000000 0.00000000000 0.04529742000 73.78271151480pt 43.21636474907pt)" svg:viewBox="0 0 20 26" svg:d="M19.9638 0.232139C19.9638 0.456304 19.9638 0.679662 19.9638 0.903827C19.9638 -0.908037 20.0077 0.0128122 19.2987 3.58896C18.294 5.72901 17.1367 7.72069 15.9713 9.63093C12.8421 10.7751 11.676 13.0797 10.6473 15.6729C9.55066 17.4718 7.84579 19.8417 6.65485 21.7149C4.5855 24.304 3.75984 25.1354 0 26.4142" koffice:nodeTypes="ccccccc"/>
          <draw:path draw:style-name="gr13" draw:id="shape43" draw:name="path677" draw:layer="g699" svg:width="6.33651428571pt" svg:height="25.62465392640pt" draw:transform="matrix(0.04974872000 0.00000000000 0.00000000000 0.04529742000 75.90339995096pt 43.86038133323pt)" svg:viewBox="0 0 6 26" svg:d="M3.80191 0C3.80191 0.197624 2.63203 1.97138 1.90057 4.04642C0.642405 6.01942 0.321202 9.60337 0 12.1377C0 15.068 0.015984 18.2583 0.633271 20.2297C2.54831 22.7575 3.03696 24.0882 6.33651 25.6247L0.633271 20.2297C2.54831 22.7575 3.03696 24.0882 6.33651 25.6247" koffice:nodeTypes="ccccccc"/>
          <draw:path draw:style-name="gr13" draw:id="shape44" draw:name="path678" draw:layer="g699" svg:width="23.95804029079pt" svg:height="9.73860920579pt" draw:transform="matrix(0.04974872000 0.00000000000 0.00000000000 0.04529742000 77.32820329176pt 44.89972846244pt)" svg:viewBox="0 0 24 10" svg:d="M23.9566 0.362219C23.9566 0.581693 23.9566 0.800378 23.9566 1.01985C23.9566 -1.04068 24.1301 0.22564 20.6291 2.99117C18.0298 5.35881 16.1754 7.26697 13.975 8.90671C10.1927 9.89746 9.61478 9.83987 5.98916 9.56434C3.99251 9.56434 1.99665 9.56434 0 9.56434" koffice:nodeTypes="cccccc"/>
          <draw:path draw:style-name="gr13" draw:id="shape45" draw:name="path679" draw:layer="g699" svg:width="20.80822047655pt" svg:height="6.15897737765pt" draw:transform="matrix(0.04974872000 0.00000000000 0.00000000000 0.04529742000 77.95778329310pt 46.99811549766pt)" svg:viewBox="0 0 21 6" svg:d="M20.5527 4.37336C20.3321 4.37336 20.1107 4.37336 19.8902 4.37336C21.7432 4.37336 20.7574 4.29606 17.2375 5.62278C14.2975 6.3154 10.9632 6.35968 8.61877 5.62278C6.25683 4.36135 3.87658 3.33029 1.98846 1.24942C1.0002 0.551547 0.857657 0.269395 0 0" koffice:nodeTypes="cccccc"/>
          <draw:path draw:style-name="gr13" draw:id="shape46" draw:name="path680" draw:layer="g699" svg:width="13.81823712274pt" svg:height="23.36231810733pt" draw:transform="matrix(0.04974872000 0.00000000000 0.00000000000 0.04529742000 77.13333649243pt 47.08863786179pt)" svg:viewBox="0 0 14 23" svg:d="M13.8168 23.0002C13.8168 22.7808 13.8168 22.5622 13.8168 22.3427C13.8168 24.4028 13.9893 23.1368 10.5081 20.3711C9.02029 18.1981 7.52927 17.3764 4.55278 15.1143C1.98084 12.0258 1.64464 10.7882 0.582802 7.22841C0.299856 4.60557 -0.573618 1.91326 0.582802 0" koffice:nodeTypes="cccccc"/>
          <draw:path draw:style-name="gr13" draw:id="shape47" draw:name="path681" draw:layer="g699" svg:width="18.30566211368pt" svg:height="12.31954515692pt" draw:transform="matrix(0.04974872000 0.00000000000 0.00000000000 0.04529742000 75.37319799269pt 47.05845166110pt)" svg:viewBox="0 0 18 12" svg:d="M0 12.3195C1.4213 12.3195 6.72171 12.1957 9.15283 11.6708C11.0516 10.3913 13.1529 9.53229 15.6908 8.42953C17.076 5.03404 18.2585 3.90559 18.3057 0" koffice:nodeTypes="cccc"/>
          <draw:path draw:style-name="gr13" draw:id="shape48" draw:name="path682" draw:layer="g699" svg:width="4.34759475200pt" svg:height="16.30955655529pt" draw:transform="matrix(0.04974872000 0.00000000000 0.00000000000 0.04529742000 73.12001876542pt 45.97232824331pt)" svg:viewBox="0 0 4 16" svg:d="M4.34759 16.3096C3.86121 15.1475 1.70383 10.4828 0.621405 7.82881C0.572916 4.97812 0 2.90397 0 0" koffice:nodeTypes="ccc"/>
          <draw:path draw:style-name="gr13" draw:id="shape49" draw:name="path683" draw:layer="g699" svg:width="24.29149224960pt" svg:height="14.31296532135pt" draw:transform="matrix(0.04974872000 0.00000000000 0.00000000000 0.04529742000 68.87872149105pt 47.05845166110pt)" svg:viewBox="0 0 24 14" svg:d="M0 14.1427C0.661621 14.2446 3.45005 14.4687 5.25196 14.1427C8.11846 12.6373 10.7894 12.3591 13.7868 12.1221C15.3111 11.1846 17.7975 11.2881 19.0395 10.1023C21.7791 8.22886 22.1442 6.34495 23.6354 3.36742C23.7671 2.01414 24.1598 1.35328 24.2915 0" koffice:nodeTypes="cccccc"/>
          <draw:path draw:style-name="gr13" draw:id="shape50" draw:name="path684" draw:layer="g699" svg:width="13.97441170286pt" svg:height="5.68835481647pt" draw:transform="matrix(0.04974872000 0.00000000000 0.00000000000 0.04529742000 70.36979012689pt 46.99811549766pt)" svg:viewBox="0 0 14 6" svg:d="M13.9744 5.68379C12.5133 5.68379 7.05434 5.79045 3.99235 4.97299C2.42019 3.88675 1.30441 2.10251 0 0.710793C0.887188 0.710793 0.665791 0.947156 0.665791 0" koffice:nodeTypes="cccc"/>
          <draw:path draw:style-name="gr13" draw:id="shape51" draw:name="path685" draw:layer="g699" svg:width="15.64519257600pt" svg:height="5.98880522667pt" draw:transform="matrix(0.04974872000 0.00000000000 0.00000000000 0.04529742000 71.46326699249pt 46.09300057019pt)" svg:viewBox="0 0 16 6" svg:d="M0 5.98881C0.288409 5.90408 3.66435 4.65805 6.12196 4.65805C7.58443 3.73251 10.011 2.87012 12.2439 1.99653C13.4539 1.35953 14.2897 0.568269 15.6452 0" koffice:nodeTypes="cccc"/>
          <draw:path draw:style-name="gr13" draw:id="shape52" draw:name="path686" draw:layer="g699" svg:width="20.75694278028pt" svg:height="9.66232488267pt" draw:transform="matrix(0.04974872000 0.00000000000 0.00000000000 0.04529742000 67.44242941046pt 47.14897402523pt)" svg:viewBox="0 0 21 10" svg:d="M0.2288 9.66182C0.449909 9.66182 0.670223 9.66182 0.891332 9.66182C-0.897427 9.66182 0.0164394 9.70576 3.53988 8.97134C7.65983 8.70609 10.4324 7.2215 13.4731 6.21105C15.4583 4.28963 18.1967 2.36904 20.0944 1.38014C20.0944 0.200597 19.8232 0.324105 20.7569 0" koffice:nodeTypes="cccccc"/>
          <draw:path draw:style-name="gr13" draw:id="shape53" draw:name="path687" draw:layer="g699" svg:width="39.11154148388pt" svg:height="9.98260492884pt" draw:transform="matrix(0.04974872000 0.00000000000 0.00000000000 0.04529742000 75.85748922393pt 45.91195143188pt)" svg:viewBox="0 0 39 10" svg:d="M0.253588 0.000896576C0.472713 0.000896576 0.692629 0.000896576 0.912545 0.000896576C-0.929054 0.000896576 0.0502845 -0.0814317 3.54679 1.33174C6.32897 2.4076 8.84297 2.7553 11.4504 3.3284C13.818 3.91269 14.7151 4.65924 18.036 4.65924C21.3505 6.11877 22.0736 6.57517 24.6224 8.65176C26.5724 9.58535 27.9615 9.9826 31.2088 9.9826C32.9317 9.01864 36.0826 7.89722 37.7944 7.32092C38.7524 6.59516 38.8173 6.88131 39.1115 5.99008" koffice:nodeTypes="ccccccccc"/>
          <draw:path draw:style-name="gr9" draw:id="shape54" draw:name="path688" draw:layer="g699" svg:width="14.46173551717pt" svg:height="126.44038412698pt" draw:transform="matrix(0.04974872000 0.00000000000 0.00000000000 0.04529742000 72.73860736474pt 51.88464788079pt)" svg:viewBox="0 0 14 126" svg:d="M14.4617 0C14.4617 2.11729 14.4617 10.1152 14.4617 15.0975C14.4617 19.9195 14.0242 24.1349 12.6118 28.3077C12.6118 33.0159 12.5514 37.5671 10.762 40.5739C10.447 45.0762 9.83741 48.9718 9.83741 53.7841C8.49812 57.8841 8.65601 63.4362 7.98754 67.9384C7.40782 72.3525 6.89331 77.6033 6.13765 81.1486C4.75985 84.101 2.41037 89.4423 0.588762 91.5275C0.362533 95.6026 -0.614648 97.6085 0.588762 100.964C1.87779 104.909 1.51332 109.659 1.51332 114.174C2.72065 117.869 2.43865 122.191 2.43865 126.44" koffice:nodeTypes="ccccccccccc"/>
          <draw:path draw:style-name="gr9" draw:id="shape55" draw:name="path689" draw:layer="g699" svg:width="6.30238201560pt" svg:height="102.34504450485pt" draw:transform="matrix(0.04974872000 0.00000000000 0.00000000000 0.04529742000 73.51580083634pt 52.73797879772pt)" svg:viewBox="0 0 6 102" svg:d="M3.62052 0C3.89227 1.88279 5.22827 8.6707 5.40817 13.1452C5.40817 20.0312 5.40817 26.9164 5.40817 33.8024C5.40817 38.8256 5.81201 43.253 6.30238 47.8862C6.23862 53.4229 5.28065 55.4939 2.72707 60.0928C2.22455 64.5259 1.44193 68.8042 0.939409 73.238C-0.306258 77.1639 0.0459598 81.8904 0.0459598 86.3832C1.11173 91.4247 2.85687 92.3266 3.62052 96.711C3.62052 99.3897 3.86419 100.751 4.51473 102.345" koffice:nodeTypes="ccccccccc"/>
          <draw:path draw:style-name="gr9" draw:id="shape56" draw:name="path690" draw:layer="g699" svg:width="13.12833979525pt" svg:height="72.06223118027pt" draw:transform="matrix(0.04974872000 0.00000000000 0.00000000000 0.04529742000 73.89307706017pt 54.27403242888pt)" svg:viewBox="0 0 13 72" svg:d="M4.73279 0C4.73279 1.71289 4.62024 9.961 5.67983 13.1022C5.67983 17.8896 6.56899 21.4831 6.62607 26.2044C6.05205 30.402 5.45794 33.4248 2.83951 35.563C1.11587 39.0269 0.175259 42.1085 0 46.7933C2.44639 48.4863 5.10421 53.2149 7.5723 55.2163C9.63602 59.4775 11.5566 59.6595 12.3059 64.5748C14.282 66.7463 10.9127 67.8766 12.3059 69.254C13.8414 71.2793 12.8582 70.4217 12.3059 72.0622" koffice:nodeTypes="ccccccccc"/>
          <draw:path draw:style-name="gr14" draw:id="shape57" draw:name="polygon693" draw:layer="g699" svg:width="73.66597219427pt" svg:height="85.51032538967pt" draw:transform="matrix(0.03938665861 0.00000000000 0.00000000000 0.03591378766 73.66805152382pt 35.71433769859pt)" svg:viewBox="0 0 74 86" svg:d="M36.833 85.5103L24.0737 64.9713L0 64.1327L11.3144 42.7552L3.19277e-06 21.3776L24.0737 20.5389L36.833 0L49.5923 20.5389L73.666 21.3776L62.3516 42.7552L73.666 64.1327L49.5923 64.9713Z" koffice:nodeTypes="ccccccccccccc"/>
          <draw:path draw:style-name="gr14" draw:id="shape58" draw:name="polygon694" draw:layer="g699" svg:width="73.66597219427pt" svg:height="85.51032538967pt" draw:transform="matrix(0.03938665861 0.00000000000 0.00000000000 0.03591378766 69.78547037993pt 35.71433769859pt)" svg:viewBox="0 0 74 86" svg:d="M36.833 85.5103L24.0737 64.9713L0 64.1327L11.3144 42.7552L3.19277e-06 21.3776L24.0737 20.5389L36.833 0L49.5923 20.5389L73.666 21.3776L62.3516 42.7552L73.666 64.1327L49.5923 64.9713Z" koffice:nodeTypes="ccccccccccccc"/>
          <draw:path draw:style-name="gr14" draw:id="shape59" draw:name="polygon695" draw:layer="g699" svg:width="73.66597219427pt" svg:height="85.51032538967pt" draw:transform="matrix(0.03905493414 -0.00465118438 0.00510093526 0.03561129149 66.01251295965pt 36.56871230495pt)" svg:viewBox="0 0 74 86" svg:d="M36.833 85.5103L24.0737 64.9713L0 64.1327L11.3144 42.7552L3.19277e-06 21.3776L24.0737 20.5389L36.833 0L49.5923 20.5389L73.666 21.3776L62.3516 42.7552L73.666 64.1327L49.5923 64.9713Z" koffice:nodeTypes="ccccccccccccc"/>
          <draw:path draw:style-name="gr14" draw:id="shape60" draw:name="polygon696" draw:layer="g699" svg:width="73.66597219427pt" svg:height="85.51032538967pt" draw:transform="matrix(-0.03905493414 -0.00465118438 -0.00510093526 0.03561129149 80.66383175051pt 36.47302965874pt)" svg:viewBox="0 0 74 86" svg:d="M36.833 85.5103L24.0737 64.9713L0 64.1327L11.3144 42.7552L3.19277e-06 21.3776L24.0737 20.5389L36.833 0L49.5923 20.5389L73.666 21.3776L62.3516 42.7552L73.666 64.1327L49.5923 64.9713Z" koffice:nodeTypes="ccccccccccccc"/>
          <draw:path draw:style-name="gr14" draw:id="shape61" draw:name="polygon697" draw:layer="g699" svg:width="73.66597219427pt" svg:height="85.51032538967pt" draw:transform="matrix(-0.03717134811 -0.01187467336 -0.01302297118 0.03389383981 84.39482853540pt 38.34381533185pt)" svg:viewBox="0 0 74 86" svg:d="M36.833 85.5103L24.0737 64.9713L0 64.1327L11.3144 42.7552L3.19277e-06 21.3776L24.0737 20.5389L36.833 0L49.5923 20.5389L73.666 21.3776L62.3516 42.7552L73.666 64.1327L49.5923 64.9713Z" koffice:nodeTypes="ccccccccccccc"/>
          <draw:path draw:style-name="gr14" draw:id="shape62" draw:name="polygon698" draw:layer="g699" svg:width="73.66597219427pt" svg:height="85.51032538967pt" draw:transform="matrix(0.03717134811 -0.01187467336 0.01302297118 0.03389383981 62.17657821474pt 38.15245366321pt)" svg:viewBox="0 0 74 86" svg:d="M36.833 85.5103L24.0737 64.9713L0 64.1327L11.3144 42.7552L3.19277e-06 21.3776L24.0737 20.5389L36.833 0L49.5923 20.5389L73.666 21.3776L62.3516 42.7552L73.666 64.1327L49.5923 64.9713Z" koffice:nodeTypes="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4:58</dc:date>
    <meta:creation-date>2011-05-22T06:11:17</meta:creation-date>
    <dc:creator>Yue Liu</dc:creator>
  </office:meta>
</office:document-meta>
</file>